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rsid="0005e821" officeooo:paragraph-rsid="0005e821"/>
    </style:style>
    <style:style style:name="P2" style:family="paragraph" style:parent-style-name="Text_20_body">
      <style:text-properties officeooo:rsid="0011f507" officeooo:paragraph-rsid="0011f507"/>
    </style:style>
    <style:style style:name="P3" style:family="paragraph" style:parent-style-name="Text_20_body">
      <style:text-properties officeooo:rsid="002768fe" officeooo:paragraph-rsid="002768fe"/>
    </style:style>
    <style:style style:name="P4" style:family="paragraph" style:parent-style-name="Text_20_body">
      <style:text-properties officeooo:rsid="002897e9" officeooo:paragraph-rsid="002897e9"/>
    </style:style>
    <style:style style:name="P5" style:family="paragraph" style:parent-style-name="Text_20_body">
      <style:text-properties officeooo:rsid="002969c2" officeooo:paragraph-rsid="002969c2"/>
    </style:style>
    <style:style style:name="P6" style:family="paragraph" style:parent-style-name="Text_20_body">
      <style:text-properties officeooo:rsid="002c6f77" officeooo:paragraph-rsid="002c6f77"/>
    </style:style>
    <style:style style:name="P7" style:family="paragraph" style:parent-style-name="Text_20_body">
      <style:paragraph-properties text:number-lines="false" text:line-number="0"/>
      <style:text-properties officeooo:rsid="0017a691" officeooo:paragraph-rsid="0017a691"/>
    </style:style>
    <style:style style:name="P8" style:family="paragraph" style:parent-style-name="Text_20_body">
      <style:paragraph-properties text:number-lines="false" text:line-number="0"/>
      <style:text-properties officeooo:rsid="002768fe" officeooo:paragraph-rsid="002768fe"/>
    </style:style>
    <style:style style:name="P9" style:family="paragraph" style:parent-style-name="Text_20_body">
      <style:text-properties officeooo:rsid="0030b3a9" officeooo:paragraph-rsid="0030b3a9"/>
    </style:style>
    <style:style style:name="P10" style:family="paragraph" style:parent-style-name="Text_20_body">
      <style:text-properties officeooo:rsid="00329fd8" officeooo:paragraph-rsid="00329fd8"/>
    </style:style>
    <style:style style:name="P11" style:family="paragraph" style:parent-style-name="Text_20_body">
      <style:text-properties officeooo:rsid="00354b02" officeooo:paragraph-rsid="00354b02"/>
    </style:style>
    <style:style style:name="P12" style:family="paragraph" style:parent-style-name="Text_20_body">
      <style:paragraph-properties text:number-lines="false" text:line-number="0"/>
      <style:text-properties officeooo:rsid="002768fe" officeooo:paragraph-rsid="002768fe"/>
    </style:style>
    <style:style style:name="P13" style:family="paragraph" style:parent-style-name="Text_20_body">
      <style:paragraph-properties text:number-lines="false" text:line-number="0"/>
      <style:text-properties officeooo:rsid="002eb824" officeooo:paragraph-rsid="002eb824"/>
    </style:style>
    <style:style style:name="P14" style:family="paragraph" style:parent-style-name="Heading_20_3">
      <style:text-properties officeooo:rsid="000b257d"/>
    </style:style>
    <style:style style:name="P15" style:family="paragraph" style:parent-style-name="Heading_20_3">
      <style:text-properties officeooo:paragraph-rsid="000b257d"/>
    </style:style>
    <style:style style:name="P16" style:family="paragraph" style:parent-style-name="Heading_20_2">
      <style:text-properties officeooo:rsid="002897e9" officeooo:paragraph-rsid="002897e9"/>
    </style:style>
    <style:style style:name="P17" style:family="paragraph" style:parent-style-name="Heading_20_2">
      <style:text-properties officeooo:rsid="002768fe" officeooo:paragraph-rsid="002768fe"/>
    </style:style>
    <style:style style:name="P18" style:family="paragraph" style:parent-style-name="Heading_20_2">
      <style:text-properties officeooo:rsid="002768fe" officeooo:paragraph-rsid="00329fd8"/>
    </style:style>
    <style:style style:name="P19" style:family="paragraph" style:parent-style-name="Heading_20_2">
      <style:text-properties officeooo:rsid="00077e17"/>
    </style:style>
    <style:style style:name="P20" style:family="paragraph" style:parent-style-name="Heading_20_2">
      <style:text-properties officeooo:rsid="001b088e"/>
    </style:style>
    <style:style style:name="P21" style:family="paragraph" style:parent-style-name="Heading_20_2">
      <style:text-properties officeooo:rsid="0030b3a9" officeooo:paragraph-rsid="0030b3a9"/>
    </style:style>
    <style:style style:name="P22" style:family="paragraph" style:parent-style-name="Heading_20_2">
      <style:text-properties officeooo:rsid="00329fd8" officeooo:paragraph-rsid="00329fd8"/>
    </style:style>
    <style:style style:name="P23" style:family="paragraph" style:parent-style-name="Heading_20_2">
      <style:text-properties officeooo:rsid="00354b02" officeooo:paragraph-rsid="00354b02"/>
    </style:style>
    <style:style style:name="P24" style:family="paragraph" style:parent-style-name="Contents_20_1">
      <style:paragraph-properties fo:text-align="start" style:justify-single-word="false" text:number-lines="false" text:line-number="0"/>
      <style:text-properties officeooo:rsid="002ef8fa" officeooo:paragraph-rsid="002ef8fa"/>
    </style:style>
    <style:style style:name="P25" style:family="paragraph" style:parent-style-name="Contents_20_1">
      <style:paragraph-properties fo:text-align="start" style:justify-single-word="false" text:number-lines="false" text:line-number="0"/>
      <style:text-properties officeooo:rsid="0030b3a9" officeooo:paragraph-rsid="0030b3a9"/>
    </style:style>
    <style:style style:name="P2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9" style:family="paragraph" style:parent-style-name="Heading_20_1">
      <style:text-properties officeooo:rsid="000c2bc7"/>
    </style:style>
    <style:style style:name="P30" style:family="paragraph" style:parent-style-name="Heading_20_1">
      <style:text-properties officeooo:rsid="0005e821"/>
    </style:style>
    <style:style style:name="P31" style:family="paragraph" style:parent-style-name="Heading_20_1">
      <style:text-properties officeooo:rsid="00329fd8" officeooo:paragraph-rsid="00329fd8"/>
    </style:style>
    <style:style style:name="P32" style:family="paragraph" style:parent-style-name="Heading_20_1">
      <style:paragraph-properties text:number-lines="false" text:line-number="0"/>
    </style:style>
    <style:style style:name="P33" style:family="paragraph" style:parent-style-name="Heading_20_1">
      <style:paragraph-properties text:number-lines="false" text:line-number="0"/>
      <style:text-properties officeooo:rsid="000a7cf1" officeooo:paragraph-rsid="000a7cf1"/>
    </style:style>
    <style:style style:name="T1" style:family="text">
      <style:text-properties officeooo:rsid="002768fe"/>
    </style:style>
    <style:style style:name="T2" style:family="text">
      <style:text-properties officeooo:rsid="002969c2"/>
    </style:style>
    <style:style style:name="T3" style:family="text">
      <style:text-properties officeooo:rsid="002eb824"/>
    </style:style>
    <style:style style:name="T4" style:family="text">
      <style:text-properties officeooo:rsid="0030b3a9"/>
    </style:style>
    <style:style style:name="T5" style:family="text">
      <style:text-properties officeooo:rsid="00354b02"/>
    </style:style>
    <style:style style:name="T6" style:family="text">
      <style:text-properties officeooo:rsid="00360ad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">Holo Arena</text:span> GDD</text:p>
      <text:p text:style-name="P1">Andrew Perrault – <text:span text:style-name="T1">Nov 25</text:span>, 2015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<text:a xlink:type="simple" xlink:href="#__RefHeading__160_824592603" text:style-name="Index_20_Link" text:visited-style-name="Index_20_Link"><text:s/>1 Overview<text:tab/>1</text:a></text:p>
          <text:p text:style-name="P27"><text:a xlink:type="simple" xlink:href="#__RefHeading__181_824592603" text:style-name="Index_20_Link" text:visited-style-name="Index_20_Link"><text:s/>1.1 Setting/Theme<text:tab/>2</text:a></text:p>
          <text:p text:style-name="P27"><text:a xlink:type="simple" xlink:href="#__RefHeading__206_824592603" text:style-name="Index_20_Link" text:visited-style-name="Index_20_Link"><text:s/>1.2 Player End-Goals<text:tab/>2</text:a></text:p>
          <text:p text:style-name="P27"><text:a xlink:type="simple" xlink:href="#__RefHeading__164_824592603" text:style-name="Index_20_Link" text:visited-style-name="Index_20_Link"><text:s/>1.3 Platforms<text:tab/>2</text:a></text:p>
          <text:p text:style-name="P26"><text:a xlink:type="simple" xlink:href="#__RefHeading__166_824592603" text:style-name="Index_20_Link" text:visited-style-name="Index_20_Link"><text:s/>2 Mechanics<text:tab/>2</text:a></text:p>
          <text:p text:style-name="P27"><text:a xlink:type="simple" xlink:href="#__RefHeading__340_1886235188" text:style-name="Index_20_Link" text:visited-style-name="Index_20_Link"><text:s/>2.1 Bot Loadout<text:tab/>2</text:a></text:p>
          <text:p text:style-name="P27"><text:a xlink:type="simple" xlink:href="#__RefHeading__342_1886235188" text:style-name="Index_20_Link" text:visited-style-name="Index_20_Link"><text:s/>2.2 Command Groups<text:tab/>2</text:a></text:p>
          <text:p text:style-name="P27"><text:a xlink:type="simple" xlink:href="#__RefHeading__404_992858082" text:style-name="Index_20_Link" text:visited-style-name="Index_20_Link"><text:s/>2.3 Bot Commands<text:tab/>2</text:a></text:p>
          <text:p text:style-name="P26"><text:a xlink:type="simple" xlink:href="#__RefHeading__183_824592603" text:style-name="Index_20_Link" text:visited-style-name="Index_20_Link"><text:s/>3 Screens<text:tab/>3</text:a></text:p>
          <text:p text:style-name="P27"><text:a xlink:type="simple" xlink:href="#__RefHeading__208_824592603" text:style-name="Index_20_Link" text:visited-style-name="Index_20_Link"><text:s/>3.1 Game Screen<text:tab/>3</text:a></text:p>
          <text:p text:style-name="P28"><text:a xlink:type="simple" xlink:href="#__RefHeading__210_824592603" text:style-name="Index_20_Link" text:visited-style-name="Index_20_Link"><text:s/>3.1.1 Gameplay Layer<text:tab/>3</text:a></text:p>
          <text:p text:style-name="P28"><text:a xlink:type="simple" xlink:href="#__RefHeading__212_824592603" text:style-name="Index_20_Link" text:visited-style-name="Index_20_Link"><text:s/>3.1.2 UI<text:tab/>3</text:a></text:p>
          <text:p text:style-name="P28"><text:a xlink:type="simple" xlink:href="#__RefHeading__214_824592603" text:style-name="Index_20_Link" text:visited-style-name="Index_20_Link"><text:s/>3.1.3 Background Layer<text:tab/>3</text:a></text:p>
          <text:p text:style-name="P27"><text:a xlink:type="simple" xlink:href="#__RefHeading__395_467049704" text:style-name="Index_20_Link" text:visited-style-name="Index_20_Link"><text:s/>3.2 Bot Loadout Screen<text:tab/>3</text:a></text:p>
          <text:p text:style-name="P27"><text:a xlink:type="simple" xlink:href="#__RefHeading__187_824592603" text:style-name="Index_20_Link" text:visited-style-name="Index_20_Link"><text:s/>3.3 Main Menu<text:tab/>3</text:a></text:p>
          <text:p text:style-name="P27"><text:a xlink:type="simple" xlink:href="#__RefHeading__191_824592603" text:style-name="Index_20_Link" text:visited-style-name="Index_20_Link"><text:s/>3.4 Options<text:tab/>3</text:a></text:p>
          <text:p text:style-name="P27"><text:a xlink:type="simple" xlink:href="#__RefHeading__397_467049704" text:style-name="Index_20_Link" text:visited-style-name="Index_20_Link"><text:s/>3.5 Credits Screen<text:tab/>3</text:a></text:p>
          <text:p text:style-name="P26"><text:a xlink:type="simple" xlink:href="#__RefHeading__197_824592603" text:style-name="Index_20_Link" text:visited-style-name="Index_20_Link"><text:s/>4 Bot Loadout<text:tab/>3</text:a></text:p>
          <text:p text:style-name="P27"><text:a xlink:type="simple" xlink:href="#__RefHeading__406_992858082" text:style-name="Index_20_Link" text:visited-style-name="Index_20_Link"><text:s/>4.1 Weapons<text:tab/>4</text:a></text:p>
          <text:p text:style-name="P27"><text:a xlink:type="simple" xlink:href="#__RefHeading__356_1886235188" text:style-name="Index_20_Link" text:visited-style-name="Index_20_Link"><text:s/>4.2 Chassis Modules<text:tab/>4</text:a></text:p>
          <text:p text:style-name="P27"><text:a xlink:type="simple" xlink:href="#__RefHeading__408_992858082" text:style-name="Index_20_Link" text:visited-style-name="Index_20_Link"><text:s/>4.3 Mobility Modules<text:tab/>4</text:a></text:p>
          <text:p text:style-name="P26"><text:a xlink:type="simple" xlink:href="#__RefHeading__199_824592603" text:style-name="Index_20_Link" text:visited-style-name="Index_20_Link"><text:s/>5 Technical Design<text:tab/>4</text:a></text:p>
          <text:p text:style-name="P26"><text:a xlink:type="simple" xlink:href="#__RefHeading__201_824592603" text:style-name="Index_20_Link" text:visited-style-name="Index_20_Link"><text:s/>6 Appendix A Options for the Future<text:tab/>4</text:a></text:p>
        </text:index-body>
      </text:table-of-content>
      <text:h text:style-name="P33" text:outline-level="1"><text:bookmark-start text:name="__RefHeading__160_824592603"/>Overview<text:bookmark-end text:name="__RefHeading__160_824592603"/></text:h>
      <text:p text:style-name="P8">The <text:span text:style-name="T3">game is a third person arena battler. <text:s/>You control a robot in an arena made up of holographic obstacles and power stations. <text:s/>The more power you control the more you can use your abilities. <text:s/>The player can change the loadout of their bot before a match starts. <text:s/>The main resources are weight and equipment slot that limit the loadout. <text:s/>In game the main resource is power. <text:s/>There are a number of power points around the map and controlling more power points means you can use more abilities than you opponent.</text:span></text:p>
      <text:p text:style-name="P13">Scattered around the map are fabricators. <text:s/>Fabricators create bots. <text:s/>When a fabricator is controlled then the spawned bots can be controlled by the player.</text:p>
      <text:h text:style-name="Heading_20_2" text:outline-level="2"><text:bookmark-start text:name="__RefHeading__181_824592603"/><text:soft-page-break/>Setting/Theme<text:bookmark-end text:name="__RefHeading__181_824592603"/></text:h>
      <text:p text:style-name="P8">The <text:span text:style-name="T3">gameplay is a futuristic gladiator style game show. <text:s/>The arena projectors can create and display many different types of AI bots.</text:span></text:p>
      <text:h text:style-name="Heading_20_2" text:outline-level="2"><text:bookmark-start text:name="__RefHeading__206_824592603"/>Player End-Goals<text:bookmark-end text:name="__RefHeading__206_824592603"/></text:h>
      <text:p text:style-name="P3">The <text:span text:style-name="T3">end goal of each map is to force you opponent to disconnect. <text:s/>Players each have a main control point. <text:s/>Players will never die permanently. <text:s/>When a player dies they will respawn at their main control point. <text:s/>If their control point is captured and the player dies then they cannot respawn and the match ends.</text:span></text:p>
      <text:h text:style-name="Heading_20_2" text:outline-level="2"><text:bookmark-start text:name="__RefHeading__164_824592603"/>Platforms<text:bookmark-end text:name="__RefHeading__164_824592603"/></text:h>
      <text:p text:style-name="P7"><text:s/><text:span text:style-name="T1">The game will be made in Unity. <text:s/>The controls require a mouse and keyboard to issue command to your minions.</text:span></text:p>
      <text:h text:style-name="P32" text:outline-level="1"><text:bookmark-start text:name="__RefHeading__166_824592603"/>Mechanics<text:bookmark-end text:name="__RefHeading__166_824592603"/></text:h>
      <text:p text:style-name="P24">You will have a third person view of the arena over the shoulder of your hero. <text:s/>You can control your hero with wasd and aim using the mouse. <text:s/><text:span text:style-name="T4">The right mouse button will open a radial menu with commands. <text:s/>Skills and abilities will be selected with the q,e,r, and t keys. <text:s/>Bot control groups will</text:span></text:p>
      <text:p text:style-name="P25">be assigned to and selected with the number keys.</text:p>
      <text:h text:style-name="P23" text:outline-level="2">Power system</text:h>
      <text:p text:style-name="P11">Player bots will have a power meter. <text:s/>Power is recharged based on the number and distance to power points that you control including your command point.</text:p>
      <text:h text:style-name="P16" text:outline-level="2"><text:bookmark-start text:name="__RefHeading__340_1886235188"/><text:span text:style-name="T3">Bot</text:span> Loadout<text:bookmark-end text:name="__RefHeading__340_1886235188"/></text:h>
      <text:p text:style-name="P4">At the beginning of a match the player will have a chance to assign ships to different sub-commanders. <text:s/>The fleet will have a limited pool of resource points and different ships will have different resource point cost.</text:p>
      <text:h text:style-name="P16" text:outline-level="2"><text:bookmark-start text:name="__RefHeading__342_1886235188"/>Command Groups<text:bookmark-end text:name="__RefHeading__342_1886235188"/></text:h>
      <text:p text:style-name="P9">You can click on a bot to select it. <text:s/>You can double click to select all of the bots of that type in a group. <text:s/>With a group selected you can press ctrl-number key to assign the selection to a command group. <text:s/>By pressing the number key you can re-select the command group.</text:p>
      <text:h text:style-name="P21" text:outline-level="2"><text:bookmark-start text:name="__RefHeading__404_992858082"/>Bot Commands<text:bookmark-end text:name="__RefHeading__404_992858082"/></text:h>
      <text:p text:style-name="P9">Bots can be assigned to attack a target or defend a target. <text:s/>When assigned to atta<text:span text:style-name="T6">c</text:span>k they will move into range and use their abilities to destroy a target. <text:s/>When assigned to defend they will stay in formation <text:soft-page-break/>around the target and attack any enemies that come near. <text:s/>You will also have the ability to assign a formation to a group of bots. </text:p>
      <text:h text:style-name="P29" text:outline-level="1"><text:bookmark-start text:name="__RefHeading__183_824592603"/><text:span text:style-name="T2">S</text:span>creens<text:bookmark-end text:name="__RefHeading__183_824592603"/></text:h>
      <text:p text:style-name="Text_20_body"/>
      <text:h text:style-name="Heading_20_2" text:outline-level="2"><text:bookmark-start text:name="__RefHeading__208_824592603"/>Game Screen<text:bookmark-end text:name="__RefHeading__208_824592603"/></text:h>
      <text:h text:style-name="P14" text:outline-level="3"><text:bookmark-start text:name="__RefHeading__210_824592603"/>Gameplay Layer<text:bookmark-end text:name="__RefHeading__210_824592603"/></text:h>
      <text:p text:style-name="P5"/>
      <text:h text:style-name="P15" text:outline-level="3"><text:bookmark-start text:name="__RefHeading__212_824592603"/>UI<text:bookmark-end text:name="__RefHeading__212_824592603"/></text:h>
      <text:p text:style-name="P5"/>
      <text:h text:style-name="Heading_20_3" text:outline-level="3"><text:bookmark-start text:name="__RefHeading__214_824592603"/>Background Layer<text:bookmark-end text:name="__RefHeading__214_824592603"/></text:h>
      <text:p text:style-name="Text_20_body"/>
      <text:h text:style-name="P17" text:outline-level="2"><text:bookmark-start text:name="__RefHeading__395_467049704"/><text:span text:style-name="T4">Bot</text:span> Loadout Screen<text:bookmark-end text:name="__RefHeading__395_467049704"/></text:h>
      <text:p text:style-name="P9">The bot loadout screen will give you the ability to choose a player bot and also choose your equipment. <text:s/>Equipment all has a power cost so choosing all the most powerful abilities may work against you if you cannot maintain the power level required to actually use your abilities in game.</text:p>
      <text:h text:style-name="P19" text:outline-level="2"><text:bookmark-start text:name="__RefHeading__187_824592603"/>Main Menu<text:bookmark-end text:name="__RefHeading__187_824592603"/></text:h>
      <text:p text:style-name="P5">The main menu will be simple. <text:s/>Start game, options, credits and exit.</text:p>
      <text:h text:style-name="Heading_20_2" text:outline-level="2"><text:bookmark-start text:name="__RefHeading__191_824592603"/>Options<text:bookmark-end text:name="__RefHeading__191_824592603"/></text:h>
      <text:p text:style-name="P5">Music and SFX volume controls. <text:s/>Particle or graphics settings may be appropriate in the future but not for the prototype.</text:p>
      <text:h text:style-name="P20" text:outline-level="2"><text:bookmark-start text:name="__RefHeading__397_467049704"/><text:span text:style-name="T2">Credits</text:span> Screen<text:bookmark-end text:name="__RefHeading__397_467049704"/></text:h>
      <text:p text:style-name="P5">Credits.</text:p>
      <text:p text:style-name="P2"/>
      <text:h text:style-name="P31" text:outline-level="1"><text:bookmark-start text:name="__RefHeading__197_824592603"/>Bot Loadout<text:bookmark-end text:name="__RefHeading__197_824592603"/></text:h>
      <text:p text:style-name="P10">You will have the ability to choose between three bot types. <text:s/>The bot type will have different loadout slots and different weight capacities. <text:s/>You will have equipment slots for weapons, chassis and mobility.</text:p>
      <text:p text:style-name="P10"><text:soft-page-break/>All of the equipment modules are listed on another spreadsheet.</text:p>
      <text:h text:style-name="P18" text:outline-level="2"><text:bookmark-start text:name="__RefHeading__406_992858082"/>Weapons<text:bookmark-end text:name="__RefHeading__406_992858082"/></text:h>
      <text:p text:style-name="P10">Weapons are placed in weapon slots. <text:s/></text:p>
      <text:h text:style-name="P22" text:outline-level="2"><text:bookmark-start text:name="__RefHeading__356_1886235188"/>Chassis Modules<text:bookmark-end text:name="__RefHeading__356_1886235188"/></text:h>
      <text:p text:style-name="P10">Shield, replicat<text:span text:style-name="T5">ors</text:span>, <text:span text:style-name="T5">cloak and </text:span>extra power and armour goes in chassis slots.</text:p>
      <text:h text:style-name="P22" text:outline-level="2"><text:bookmark-start text:name="__RefHeading__408_992858082"/>Mobility Modules<text:bookmark-end text:name="__RefHeading__408_992858082"/></text:h>
      <text:p text:style-name="P10">Extra speed, jump jets and blink goes in mobility slots.</text:p>
      <text:h text:style-name="P30" text:outline-level="1"><text:bookmark-start text:name="__RefHeading__199_824592603"/>Technical Design<text:bookmark-end text:name="__RefHeading__199_824592603"/></text:h>
      <text:p text:style-name="P6"/>
      <text:h text:style-name="P30" text:outline-level="1"><text:bookmark-start text:name="__RefHeading__201_824592603"/>Appendix A Options for the Future<text:bookmark-end text:name="__RefHeading__201_82459260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align="end" style:justify-single-word="false" fo:text-indent="0cm" style:auto-text-indent="false" style:page-number="auto">
        <style:tab-stops>
          <style:tab-stop style:position="17.5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2cm" fo:margin-right="0cm" fo:text-indent="0cm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0:11:59.652000000</meta:creation-date>
    <dc:date>2015-11-26T00:39:34.784000000</dc:date>
    <meta:editing-duration>PT19H45M46S</meta:editing-duration>
    <meta:editing-cycles>19</meta:editing-cycles>
    <meta:generator>LibreOffice/4.3.5.2$Windows_x86 LibreOffice_project/3a87456aaa6a95c63eea1c1b3201acedf0751bd5</meta:generator>
    <meta:document-statistic meta:table-count="0" meta:image-count="0" meta:object-count="0" meta:page-count="4" meta:paragraph-count="70" meta:word-count="779" meta:character-count="4386" meta:non-whitespace-character-count="3594"/>
  </office:meta>
</office:document-meta>
</file>